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padding="0.074cm" fo:border-left="none" fo:border-right="none" fo:border-top="none" fo:border-bottom="0.002cm solid #000000" style:join-border="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Accessories</text:p>
      <text:p text:style-name="Standard">Accessories will enhance <text:s/>your comfort and safety in training. They will also help you maintain hydration and help with the transit of your gym essentials.</text:p>
      <text:p text:style-name="P1"/>
      <text:p text:style-name="Standard"/>
      <text:p text:style-name="Standard">All-in-one supplements</text:p>
      <text:p text:style-name="Standard">Getting as much out of one supplement as possible. Covering all bases to help you meet your workout and nutritional needs.</text:p>
      <text:p text:style-name="P1"/>
      <text:p text:style-name="Standard"/>
      <text:p text:style-name="Standard">Amino Acids and BCAAs</text:p>
      <text:p text:style-name="Standard">Powdered or tablets, amino acids fuel your muscles and help prevent the ache after hard training sessions! </text:p>
      <text:p text:style-name="Standard"/>
      <text:p text:style-name="Standard">Article http://www.forum.powerbody.co.uk/topic/891-what-supp-branch-chain-amino-acids/ </text:p>
      <text:p text:style-name="P1"/>
      <text:p text:style-name="Standard"/>
      <text:p text:style-name="Standard">Creatine Supplements</text:p>
      <text:p text:style-name="Standard">A natural substance used for years to boost energy and growth. Increase your power and performance with creatine.</text:p>
      <text:p text:style-name="Standard"/>
      <text:p text:style-name="Standard">Article http://www.forum.powerbody.co.uk/topic/849-the-creatine-basics-for-a-begginner/ </text:p>
      <text:p text:style-name="P1"/>
      <text:p text:style-name="Standard"/>
      <text:p text:style-name="Standard">Drinks and Shakes</text:p>
      <text:p text:style-name="Standard">Ready to consume supplements making it easier for you to continue your supplement plan when on the move!</text:p>
      <text:p text:style-name="P1"/>
      <text:p text:style-name="Standard"/>
      <text:p text:style-name="Standard">Fat Burners and Weight Loss</text:p>
      <text:p text:style-name="Standard">Supplements that increase fluid removal, heat production through metabolism, regulate the thyroid <text:s/>and combinations of the above types. </text:p>
      <text:p text:style-name="P1"/>
      <text:p text:style-name="Standard"/>
      <text:p text:style-name="Standard">Health and Wellbeing</text:p>
      <text:p text:style-name="Standard">It is important to keep your body healthy throughout all the training and exercise you do, make sure everything is in good working order! </text:p>
      <text:p text:style-name="P1"/>
      <text:p text:style-name="Standard"/>
      <text:p text:style-name="Standard">Mood Enhancement</text:p>
      <text:p text:style-name="Standard">Reduce stress and anxiety, boost happiness and make it easier and more enjoyable to go through the daily motions </text:p>
      <text:p text:style-name="P1"/>
      <text:p text:style-name="Standard"/>
      <text:p text:style-name="Standard">Health Foods</text:p>
      <text:p text:style-name="Standard">Handy, healthy meal replacements for those times you can't prepare your meals and are too busy to stop to eat.</text:p>
      <text:p text:style-name="P1"/>
      <text:p text:style-name="Standard"/>
      <text:p text:style-name="Standard">Joint Support</text:p>
      <text:p text:style-name="Standard">Hard training can take its toll on your joints. Keep them healthy and pain free with supplements <text:soft-page-break/>designed to keep the body able and active. </text:p>
      <text:p text:style-name="P1"/>
      <text:p text:style-name="Standard"/>
      <text:p text:style-name="Standard">L-Glutamine, Glutamine</text:p>
      <text:p text:style-name="Standard">The supplement may not only halt or slow down the rate of muscle deterioration, but help maintain muscle and increase protein synthesis.</text:p>
      <text:p text:style-name="Standard"/>
      <text:p text:style-name="Standard">Article http://www.forum.powerbody.co.uk/topic/800-what-supp-l-glutamine/ </text:p>
      <text:p text:style-name="P1"/>
      <text:p text:style-name="Standard"/>
      <text:p text:style-name="Standard">Liver Support </text:p>
      <text:p text:style-name="Standard">Detoxifying the body, playing a role in digestion and metabolism, and even protein synthesis. No human can live without the liver. Using liver support supplements aid in general health.</text:p>
      <text:p text:style-name="P1"/>
      <text:p text:style-name="Standard"/>
      <text:p text:style-name="Standard">Natural Testosterone Support</text:p>
      <text:p text:style-name="Standard">Testosterone boosting supplements are often used by body builders to help increase muscle mass and energy, and by those who suffer from sexual issues to increase libido and stamina. </text:p>
      <text:p text:style-name="P1"/>
      <text:p text:style-name="Standard"/>
      <text:p text:style-name="Standard">Nitric Oxide Boosters</text:p>
      <text:p text:style-name="Standard">Nitric oxide boosters are particularly of interest to body builders and weight lifters, as the extra nitric oxide allows the muscles to receive more nutrients and maintain energy. </text:p>
      <text:p text:style-name="P1"/>
      <text:p text:style-name="Standard"/>
      <text:p text:style-name="Standard">Omegas, EFAs, CLA, Oils</text:p>
      <text:p text:style-name="Standard">All are part of a group of fatty acids that come naturally in meats and certain other foods and have been shown to have a great range of health benefits for weight, skin and hair. </text:p>
      <text:p text:style-name="Standard"/>
      <text:p text:style-name="Standard">Article http://www.forum.powerbody.co.uk/topic/1748-fish-oils/ </text:p>
      <text:p text:style-name="P1"/>
      <text:p text:style-name="Standard"/>
      <text:p text:style-name="Standard">Post Cycle Recovery </text:p>
      <text:p text:style-name="Standard">PCT helps to bring back the natural hormone levels in the body after a cycle. This will help maintain your gains and restore natural balance.</text:p>
      <text:p text:style-name="P1"/>
      <text:p text:style-name="Standard"/>
      <text:p text:style-name="Standard">Pre &amp; Post Workout</text:p>
      <text:p text:style-name="Standard">Supplements designed to provide the body with what it needs prior to working out and just after you've finished your session, to maximise results.</text:p>
      <text:p text:style-name="P1"/>
      <text:p text:style-name="Standard"/>
      <text:p text:style-name="Standard">Protein</text:p>
      <text:p text:style-name="Standard">Protein is essential to repair and build muscle. No muscle will grow without protein so make sure you fuel your body with highest quality protein.</text:p>
      <text:p text:style-name="Standard"/>
      <text:p text:style-name="Standard">Article http://www.forum.powerbody.co.uk/topic/678-protein-which-one-to-choose/ </text:p>
      <text:p text:style-name="P1"/>
      <text:p text:style-name="Standard"/>
      <text:p text:style-name="Standard">Sexual Health</text:p>
      <text:p text:style-name="Standard">Designed to make the experience better for both you and your partner. Many sexual wellness <text:soft-page-break/>products also have added benefits; increased energy, better athletic performances, even muscle building.</text:p>
      <text:p text:style-name="P1"/>
      <text:p text:style-name="Standard"/>
      <text:p text:style-name="Standard">Special Formula </text:p>
      <text:p text:style-name="Standard">There are special formulas to increase appetite, to stimulate muscle growth in myriad ways, night time recovery, and just about any other thing you can think of to get the most out of everything.</text:p>
      <text:p text:style-name="P1"/>
      <text:p text:style-name="Standard"/>
      <text:p text:style-name="Standard">Supplement Stacks</text:p>
      <text:p text:style-name="Standard">Bundles of supplements put together to help you meet your supplement requirements.</text:p>
      <text:p text:style-name="P1"/>
      <text:p text:style-name="Standard"/>
      <text:p text:style-name="Standard">Supplements for women</text:p>
      <text:p text:style-name="Standard">Some supplements can be geared specifically for women due to their dietary needs and mechanisms of their bodies. </text:p>
      <text:p text:style-name="P1"/>
      <text:p text:style-name="Standard"/>
      <text:p text:style-name="Standard">Vitamins and Minerals <text:line-break/>To help keep your body at its peak, supplements of vitamins and minerals have been developed for every need. </text:p>
      <text:p text:style-name="P1"/>
      <text:p text:style-name="Standard"/>
      <text:p text:style-name="Standard">Weight Gainers and Carbs </text:p>
      <text:p text:style-name="Standard">To help you meet your calorie needs, weight gainer supplements give you a balanced dietary supplement that will lead back to solid gains in the gym. </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8-15T08:48:55.24</meta:creation-date>
    <dc:date>2013-08-20T16:21:33.17</dc:date>
    <meta:editing-duration>PT00H16M24S</meta:editing-duration>
    <meta:editing-cycles>4</meta:editing-cycles>
    <meta:generator>OpenOffice.org/3.2$Win32 OpenOffice.org_project/320m18$Build-9502</meta:generator>
    <dc:creator>Bart Ratus</dc:creator>
    <meta:document-statistic meta:table-count="0" meta:image-count="0" meta:object-count="0" meta:page-count="3" meta:paragraph-count="52" meta:word-count="633" meta:character-count="4216"/>
  </office:meta>
</office:document-meta>
</file>